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paragraph-properties fo:margin-left="0in" fo:margin-right="0in" fo:text-align="justify" style:justify-single-word="false" fo:text-indent="0in" style:auto-text-indent="false"/>
      <style:text-properties fo:font-size="12pt" style:font-size-asian="12pt" style:font-size-complex="12pt"/>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master-page-name="Standard">
      <style:paragraph-properties fo:text-align="center" style:justify-single-word="false" style:page-number="1"/>
    </style:style>
    <style:style style:name="T1" style:family="text">
      <style:text-properties fo:font-size="14pt" fo:font-style="italic" fo:font-weight="bold" style:font-size-asian="14pt" style:font-style-asian="italic" style:font-weight-asian="bold" style:font-size-complex="14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style:font-size-asian="12pt" style:font-size-complex="12pt"/>
    </style:style>
    <style:style style:name="T4" style:family="text">
      <style:text-properties fo:font-style="italic" fo:font-weight="bold" style:font-style-asian="italic" style:font-weight-asian="bold"/>
    </style:style>
    <style:style style:name="T5" style:family="text">
      <style:text-properties fo:color="#1155cc" style:text-underline-style="solid" style:text-underline-width="auto" style:text-underline-color="font-color"/>
    </style:style>
    <style:style style:name="T6" style:family="text">
      <style:text-properties style:font-name="Calibri" style:font-name-asian="Calibri1"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Powrót Krysi, czyli jak to wszystko się zaczęło</text:span></text:p>
      <text:p text:style-name="P1"><text:span text:style-name="T2">autor: Malvagio</text:span></text:p>
      <text:p text:style-name="P2"/>
      <text:p text:style-name="P3">Baner –<text:span text:style-name="T4"> </text:span><text:a xlink:type="simple" xlink:href="https://i.imgur.com/2eR2li2.jpg" text:style-name="ListLabel_20_1" text:visited-style-name="ListLabel_20_1"><text:span text:style-name="T5">https://i.imgur.com/2eR2li2.jpg</text:span></text:a></text:p>
      <text:p text:style-name="P3">Źródło: <text:a xlink:type="simple" xlink:href="https://derpibooru.org/109926?q=idw+advertisement" text:style-name="ListLabel_20_1" text:visited-style-name="ListLabel_20_1"><text:span text:style-name="T5">https://derpibooru.org/109926?q=idw+advertisement</text:span></text:a> (źródło podane na stronie donikąd już nie prowadzi)</text:p>
      <text:p text:style-name="P3">Obrazek 1 –<text:a xlink:type="simple" xlink:href="https://derpicdn.net/img/2013/1/12/210556/large.jpeg" text:style-name="ListLabel_20_2" text:visited-style-name="ListLabel_20_2"> </text:a><text:a xlink:type="simple" xlink:href="https://derpicdn.net/img/2013/1/12/210556/large.jpeg" text:style-name="ListLabel_20_1" text:visited-style-name="ListLabel_20_1"><text:span text:style-name="T5">https://derpicdn.net/img/2013/1/12/210556/large.jpeg</text:span></text:a></text:p>
      <text:p text:style-name="P3">Źródło:<text:a xlink:type="simple" xlink:href="https://derpibooru.org/210556?q=idw" text:style-name="ListLabel_20_2" text:visited-style-name="ListLabel_20_2"> </text:a><text:a xlink:type="simple" xlink:href="https://www.idwpublishing.com/product/my-little-pony-friendship-is-magic-3/" text:style-name="ListLabel_20_1" text:visited-style-name="ListLabel_20_1"><text:span text:style-name="T5">https://www.idwpublishing.com/product/my-little-pony-friendship-is-magic-3/</text:span></text:a></text:p>
      <text:p text:style-name="P3">Obrazek 2 –<text:a xlink:type="simple" xlink:href="https://derpicdn.net/img/2013/3/11/268311/large.png" text:style-name="ListLabel_20_2" text:visited-style-name="ListLabel_20_2"> </text:a><text:a xlink:type="simple" xlink:href="https://derpicdn.net/img/2013/3/11/268311/large.png" text:style-name="ListLabel_20_1" text:visited-style-name="ListLabel_20_1"><text:span text:style-name="T5">https://derpicdn.net/img/2013/3/11/268311/large.png</text:span></text:a></text:p>
      <text:p text:style-name="P3">Źródło: <text:a xlink:type="simple" xlink:href="https://www.deviantart.com/empty-10/art/The-Return-of-Queen-Chrysalis-358894155" text:style-name="ListLabel_20_1" text:visited-style-name="ListLabel_20_1"><text:span text:style-name="T5">https://www.deviantart.com/empty-10/art/The-Return-of-Queen-Chrysalis-358894155</text:span></text:a></text:p>
      <text:p text:style-name="P3"><text:a xlink:type="simple" xlink:href="https://www.deviantart.com/empty-10/art/The-Return-of-Queen-Chrysalis-358894155" text:style-name="ListLabel_20_1" text:visited-style-name="ListLabel_20_1"><text:span text:style-name="T3"/></text:a></text:p>
      <text:p text:style-name="P4"/>
      <text:p text:style-name="P3"><text:span text:style-name="T3">Po niesamowitej i zaskakującej popularności serialu o pokrzepiających przygodach pastelowych pucyków, pewna rzecz szybko stała się oczywista. Jedno medium, by wszystkie pomieścić; jedno, by wszystko zgromadzić; jedno, by fanów z marką związać w krainie Hasbro, gdzie zaległy hajsy… TO ZA MAŁO. A jeśli ktoś mimo wszystko uważał inaczej, musiał przyznać się do błędu, gdy pod koniec roku 2012 na rynku (amerykańskim) pojawił się pierwszy komiks od IDW „Powrót Królowej Chrysalis” rozpoczynający dla kuców nową epokę… no i najpierwszy z pierwszych komiksowych arców.</text:span></text:p>
      <text:p text:style-name="P4"/>
      <text:p text:style-name="P3"><text:span text:style-name="T3">Mała adnotacja, zanim przejdziemy dalej </text:span><text:span text:style-name="T6">–</text:span><text:span text:style-name="T3"> nie posiadam, niestety, polskich wydań, nie mogę więc oceniać jakości tłumaczenia. Słyszałem jednak o nim wiele dobrego, więc jeśli nie widzi się Wam czytanie po angielsku albo nie chcecie wydawać na komiksy więcej pieniędzy (bo tak, wychodzi to drożej), spokojnie możecie sięgnąć po polską wersję. Tym bardziej, iż wcale nie jestem pewien, czy pierwsze historie są jeszcze dostępne w Polsce do kupienia w języku angielskim.</text:span></text:p>
      <text:p text:style-name="P5"/>
      <text:p text:style-name="P6"><text:span text:style-name="T3">Ad rem! Trzeba przyznać, że kuco-komiksy zaczęły z wysokiego C, pierwsza historia trzyma naprawdę dobry poziom </text:span><text:span text:style-name="T6">–</text:span><text:span text:style-name="T3"> który zresztą na długi czas zostanie nierozerwalnie związany z twórczym duetem Katie Cook (odpowiedzialnej za scenariusz) oraz Andy’ego Price’a (rysunki). Podzielona na cztery zeszyty opowieść </text:span><text:span text:style-name="T6">–</text:span><text:span text:style-name="T3"> dzięki czemu zażegnuje bolączkę serialowych dwuodcinkowców, które niekiedy wręcz żebrzą o choć jeden dodatkowy epizod – wybiega naprzeciw oczekiwaniom bronies. Ci, głodni kolejnych wystąpień swojej villainowej ulubienicy, mogli zobaczyć ją ponownie na długo przed tym, gdy powróciła (w nie tak dobry sposób) do serialu. To chyba dobre miejsce, żeby wspomnieć o specyficznej kanoniczności komiksów – można je spokojnie uznawać za kanon, dopóki medium-matka nie zdecyduje się im zaprzeczyć. Tu niezwykle smutny spoiler – robi to niemal na każdym kroku, wyrzucając na margines uniwersum niekiedy naprawdę fantastyczne historie! Ech.</text:span></text:p>
      <text:p text:style-name="P4"/>
      <text:p text:style-name="P3"><text:span text:style-name="T3">A jak w ogóle prezentuje się ona w tym przypadku? Cóż, jest w gruncie rzeczy bardzo prosta </text:span><text:span text:style-name="T6">–</text:span><text:span text:style-name="T3"> żołdacy Chrysalis podmieńczym zwyczajem przeniknęli do Ponyville porywając najbardziej irytujące młodociane trio. Wszystko po to, ażeby wywrzeć na Mane6 odpowiednią presję, żądna zemsty królowa bardzo pragnie bowiem obecności Twilight w konkretnym miejscu i konkretnym czasie… Choć pułapka jest oczywista, przyjaciółki ruszają na ratunek, po drodze przeżywając liczne, niekiedy zabawne, a niekiedy wręcz przeciwnie, przygody. Akcja umieszczona została gdzieś pomiędzy drugim sezonem, a finałem trzeciego, co łatwo wydedukować po tym, iż lawendowa uczennica Celestii nie doczekała się jeszcze swojego przydziału skrzydeł (i jeszcze trochę będzie na nie musiała w komiksach zaczekać).</text:span></text:p>
      <text:p text:style-name="P4"/>
      <text:p text:style-name="P3"><text:span text:style-name="T3">Ot i wszystko. Co zatem sprawia, że pierwszy arc uznawany jest za jeden z najlepszych? Ha, właściwie wszystko inne. Cook i Price’owi udało się stworzyć fantastycznie się uzupełniający Dynamiczny Duet. Scenariusz został poprowadzony jednocześnie z lekkością i przygodowym zacięciem, udanie imitując (a może nawet ulepszając) styl i klimat znane z serialu. „Powrót Królowej Chrysalis” w porównaniu z nim wypada znacznie lepiej na płaszczyźnie postaci – w historii nie dostrzegłem żadnych porażających przypadków ogłupiania ich w celu poprowadzenia fabuły do przodu, czy wymuszenia jej konkretnych rozwiązań. Znalazłyby się może jedna lub dwie takie sytuacje, ale naprawdę są to jedynie drobnostki, nie wyrzucające zarazem postaci na zdradliwe wody zachowania OOC. Co się tyczy zaś rysunków… cud, miód i orzeszki! Uprzedzając nieco fakty, Price szturmem zdobył pozycję najlepszego rysownika kuco-komiksów i nie oddał jej przez te wszystkie lata nawet na chwilę. Niezwykle ekspresyjna mimika dodaje postaciom uroku, a kadry wręcz obfitują w rozmaite mniej lub bardziej ukryte nawiązania popkulturowe oraz inne smaczki (znalazło się nawet miejsce na żartobliwe przedstawienie typowego przedstawiciela fandomu; Jim, jeśli to czytasz, mam nadzieję, że jeszcze kiedyś wrócisz na komiksowe karty). Lektura „Powrotu Królowej Chrysalis”, czy jakiegokolwiek innego komiksu, przy którym pracował Price, zapewnia więc dodatkową rozrywkę dla wszystkich intertekstualnych Imakandi… to znaczy myśliwych. Dość szpanowania.</text:span></text:p>
      <text:p text:style-name="P4"/>
      <text:p text:style-name="P3"><text:span text:style-name="T3">Sama Chrysalis, z pewnością dla wielu najistotniejsza postać, zasługuje na osobny akapit. Ujmując rzecz krótko, królowa została przedstawiona w niezwykle satysfakcjonujący sposób. Jest zła, podła i nikczemna (i, cynamonie słodziutki, jak bardzo się tym cieszy), dokładnie tak, jak można tego oczekiwać; Cook doskonale potrafiła to oddać w jej wypowiedziach. Co więcej, władczyni podmieńców bywa też straszna, przynajmniej na tyle, na ile mogą sobie na to pozwolić pastelowe poniki. Tutaj laur zgarnia Price, nie patyczkuje się bowiem i na wielu kadrach ukazuje Jedyną Słuszną Królową jako prawdziwą, wygłodniałą, żądną krwi… znaczy miłości… po prostu bestię, której lepiej w drogę nie wchodzić. Niejako w ten sposób ustanawia więc od razu zasadę, że w komiksach można więcej (naprawdę, DUŻO więcej) oraz pieczętuje skierowanie ich do starszego odbiorcy, inaczej niż ma to miejsce w przypadku serialu. Jeśli już animowana inkarnacja Chrysalis u niektórych młodocianych widzów wywoływała reakcje lękowe, jej komiksowy wizerunek z łatwością doprowadziłby ich do zasypiania wyłącznie przy zapalonym świetle. Pod opieką obojga rodziców.</text:span></text:p>
      <text:p text:style-name="P4"/>
      <text:p text:style-name="P3"><text:span text:style-name="T3">Reasumując, Kultura Malva nie dopatrzyła się w historii żadnych oznak fałszywych doktryn, wystawia więc ocenę 8+/10. Jeśli ktoś cierpi na skrajną formę arachnofobii, niech odejmie pół punktu, w komiksie natknąć się bowiem można na arachnoapaszy, ogromne pająki. Ale dobrze, czy zatem warto zainteresować się oficjalnymi komiksami? A pewnie, że warto! Wydania w języku polskim można z łatwością odszukać w Empikach i bardziej specjalistycznych sklepach. Jeśli bardziej kręcą Was zeszyty lub tomiki angielskie – uderzajcie do Atom Comics, gdzie sam się zresztą zaopatruję.</text:span></text:p>
      <text:p text:style-name="P4"/>
      <text:p text:style-name="P3"><text:soft-page-break/><text:span text:style-name="T3">A w następnym numerze na warsztat trafi drugi arc, tym razem poświęcony Koszernej Piance. Czy komiksy utrzymają swój wysoki poziom? Stay tuned.</text:span></text:p>
      <text:p text:style-name="P4"/>
      <text:p text:style-name="P3"><text:span text:style-name="T3">Adi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7" meta:word-count="888" meta:character-count="6603" meta:non-whitespace-character-count="5720"/>
    <meta:generator>LibreOfficeDev/6.0.5.2$Linux_X86_64 LibreOffice_project/</meta:generator>
  </office:meta>
</office:document-meta>
</file>